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801cm" table:align="margins"/>
    </style:style>
    <style:style style:name="Tabla1.A" style:family="table-column">
      <style:table-column-properties style:column-width="2.686cm" style:rel-column-width="9362*"/>
    </style:style>
    <style:style style:name="Tabla1.B" style:family="table-column">
      <style:table-column-properties style:column-width="4.029cm" style:rel-column-width="14043*"/>
    </style:style>
    <style:style style:name="Tabla1.F" style:family="table-column">
      <style:table-column-properties style:column-width="2.686cm" style:rel-column-width="936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8.801cm" table:align="margins"/>
    </style:style>
    <style:style style:name="Tabla2.A" style:family="table-column">
      <style:table-column-properties style:column-width="6.2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b2b29" officeooo:paragraph-rsid="001d048f" style:font-weight-asian="bold" style:font-weight-complex="bold"/>
    </style:style>
    <style:style style:name="P5" style:family="paragraph" style:parent-style-name="Standard">
      <style:text-properties officeooo:rsid="001b2b29" officeooo:paragraph-rsid="001b2b29"/>
    </style:style>
    <style:style style:name="P6" style:family="paragraph" style:parent-style-name="Standard">
      <style:text-properties officeooo:rsid="001b2b29" officeooo:paragraph-rsid="001d048f"/>
    </style:style>
    <style:style style:name="P7" style:family="paragraph" style:parent-style-name="Standard">
      <style:text-properties officeooo:rsid="001b2b29" officeooo:paragraph-rsid="001d2fa3"/>
    </style:style>
    <style:style style:name="P8" style:family="paragraph" style:parent-style-name="Standard">
      <style:text-properties officeooo:rsid="001d048f" officeooo:paragraph-rsid="001d048f"/>
    </style:style>
    <style:style style:name="P9" style:family="paragraph" style:parent-style-name="Standard">
      <style:text-properties fo:font-size="6pt" officeooo:rsid="001b2b29" officeooo:paragraph-rsid="001d2fa3" style:font-size-asian="6pt" style:font-size-complex="6pt"/>
    </style:style>
    <style:style style:name="P10" style:family="paragraph" style:parent-style-name="Standard">
      <style:text-properties officeooo:rsid="00204b41" officeooo:paragraph-rsid="00204b41"/>
    </style:style>
    <style:style style:name="P11" style:family="paragraph" style:parent-style-name="Standard">
      <style:text-properties fo:font-size="10pt" officeooo:rsid="001b2b29" officeooo:paragraph-rsid="001ee086" style:font-size-asian="10pt" style:font-size-complex="10pt"/>
    </style:style>
    <style:style style:name="P12" style:family="paragraph" style:parent-style-name="Standard">
      <style:text-properties fo:font-size="10pt" officeooo:rsid="001b2b29" officeooo:paragraph-rsid="00204b41" style:font-size-asian="10pt" style:font-size-complex="10pt"/>
    </style:style>
    <style:style style:name="P13" style:family="paragraph" style:parent-style-name="Standard">
      <style:text-properties fo:font-size="10pt" officeooo:rsid="001b2b29" officeooo:paragraph-rsid="001d2fa3" style:font-size-asian="10pt" style:font-size-complex="10pt"/>
    </style:style>
    <style:style style:name="P14" style:family="paragraph" style:parent-style-name="Table_20_Contents">
      <style:text-properties fo:font-size="6pt" style:font-size-asian="6pt" style:font-size-complex="6pt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officeooo:paragraph-rsid="0023b913"/>
    </style:style>
    <style:style style:name="P17" style:family="paragraph" style:parent-style-name="Standard">
      <style:text-properties officeooo:rsid="001d048f" officeooo:paragraph-rsid="001d048f"/>
    </style:style>
    <style:style style:name="P18" style:family="paragraph" style:parent-style-name="Standard" style:list-style-name="L2">
      <style:text-properties officeooo:rsid="001b2b29" officeooo:paragraph-rsid="001d2fa3"/>
    </style:style>
    <style:style style:name="P19" style:family="paragraph" style:parent-style-name="Standard" style:list-style-name="L3">
      <style:text-properties officeooo:rsid="001b2b29" officeooo:paragraph-rsid="001d2fa3"/>
    </style:style>
    <style:style style:name="P20" style:family="paragraph" style:parent-style-name="Standard" style:list-style-name="L3">
      <style:text-properties fo:font-size="10pt" officeooo:rsid="001b2b29" officeooo:paragraph-rsid="001d2fa3" style:font-size-asian="10pt" style:font-size-complex="10pt"/>
    </style:style>
    <style:style style:name="P21" style:family="paragraph" style:parent-style-name="Standard" style:list-style-name="L3">
      <style:text-properties fo:font-size="10pt" officeooo:rsid="001b2b29" officeooo:paragraph-rsid="001ee086" style:font-size-asian="10pt" style:font-size-complex="10pt"/>
    </style:style>
    <style:style style:name="P22" style:family="paragraph" style:parent-style-name="Standard" style:list-style-name="L3">
      <style:text-properties fo:font-size="10pt" officeooo:rsid="001b2b29" officeooo:paragraph-rsid="0025b3d5" style:font-size-asian="10pt" style:font-size-complex="10pt"/>
    </style:style>
    <style:style style:name="P23" style:family="paragraph" style:parent-style-name="Standard" style:list-style-name="L3">
      <style:text-properties fo:font-size="10pt" officeooo:rsid="001d2fa3" officeooo:paragraph-rsid="001d2fa3" style:font-size-asian="10pt" style:font-size-complex="10pt"/>
    </style:style>
    <style:style style:name="P24" style:family="paragraph" style:parent-style-name="Standard" style:list-style-name="L3">
      <style:text-properties fo:font-size="10pt" officeooo:rsid="001d2fa3" officeooo:paragraph-rsid="001ee086" style:font-size-asian="10pt" style:font-size-complex="10pt"/>
    </style:style>
    <style:style style:name="P25" style:family="paragraph" style:parent-style-name="Standard" style:list-style-name="L3">
      <style:text-properties fo:font-size="10pt" officeooo:rsid="001ee086" officeooo:paragraph-rsid="001ee086" style:font-size-asian="10pt" style:font-size-complex="10pt"/>
    </style:style>
    <style:style style:name="P26" style:family="paragraph" style:parent-style-name="Standard" style:list-style-name="L3">
      <style:text-properties fo:font-size="10pt" officeooo:rsid="0025b3d5" officeooo:paragraph-rsid="0025b3d5" style:font-size-asian="10pt" style:font-size-complex="10pt"/>
    </style:style>
    <style:style style:name="P27" style:family="paragraph" style:parent-style-name="Standard" style:list-style-name="L3">
      <style:text-properties fo:font-size="6pt" officeooo:paragraph-rsid="001d2fa3" style:font-size-asian="6pt" style:font-size-complex="6pt"/>
    </style:style>
    <style:style style:name="P28" style:family="paragraph" style:parent-style-name="Standard" style:list-style-name="L3">
      <style:text-properties fo:font-size="6pt" officeooo:rsid="001d2fa3" officeooo:paragraph-rsid="001d2fa3" style:font-size-asian="6pt" style:font-size-complex="6pt"/>
    </style:style>
    <style:style style:name="P29" style:family="paragraph" style:parent-style-name="Standard" style:list-style-name="L3">
      <style:text-properties fo:font-size="6pt" officeooo:rsid="001b2b29" officeooo:paragraph-rsid="001d2fa3" style:font-size-asian="6pt" style:font-size-complex="6pt"/>
    </style:style>
    <style:style style:name="P30" style:family="paragraph" style:parent-style-name="Standard" style:list-style-name="L3">
      <style:text-properties officeooo:rsid="001d2fa3" officeooo:paragraph-rsid="001d2fa3"/>
    </style:style>
    <style:style style:name="P31" style:family="paragraph" style:parent-style-name="Table_20_Contents" style:list-style-name="L4">
      <style:text-properties officeooo:paragraph-rsid="0025b3d5"/>
    </style:style>
    <style:style style:name="P32" style:family="paragraph" style:parent-style-name="Table_20_Contents" style:list-style-name="L4">
      <style:text-properties fo:font-size="10pt" style:font-size-asian="10pt" style:font-size-complex="10pt"/>
    </style:style>
    <style:style style:name="P33" style:family="paragraph" style:parent-style-name="Table_20_Contents" style:list-style-name="L4">
      <style:text-properties fo:font-size="10pt" officeooo:paragraph-rsid="001ee086" style:font-size-asian="10pt" style:font-size-complex="10pt"/>
    </style:style>
    <style:style style:name="P34" style:family="paragraph" style:parent-style-name="Table_20_Contents" style:list-style-name="L4">
      <style:text-properties fo:font-size="10pt" officeooo:paragraph-rsid="00204b41" style:font-size-asian="10pt" style:font-size-complex="10pt"/>
    </style:style>
    <style:style style:name="P35" style:family="paragraph" style:parent-style-name="Table_20_Contents">
      <style:text-properties fo:font-size="10pt" officeooo:paragraph-rsid="001ee086" style:font-size-asian="10pt" style:font-size-complex="10pt"/>
    </style:style>
    <style:style style:name="T1" style:family="text">
      <style:text-properties officeooo:rsid="001b2b29"/>
    </style:style>
    <style:style style:name="T2" style:family="text">
      <style:text-properties officeooo:rsid="001d048f"/>
    </style:style>
    <style:style style:name="T3" style:family="text">
      <style:text-properties officeooo:rsid="001d2fa3"/>
    </style:style>
    <style:style style:name="T4" style:family="text">
      <style:text-properties officeooo:rsid="001ee086"/>
    </style:style>
    <style:style style:name="T5" style:family="text">
      <style:text-properties officeooo:rsid="00204b41"/>
    </style:style>
    <style:style style:name="T6" style:family="text">
      <style:text-properties officeooo:rsid="0023b913"/>
    </style:style>
    <style:style style:name="T7" style:family="text">
      <style:text-properties officeooo:rsid="0025b3d5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1d2fa3" style:font-size-asian="10pt" style:font-size-complex="10pt"/>
    </style:style>
    <style:style style:name="T10" style:family="text">
      <style:text-properties fo:font-size="10pt" officeooo:rsid="0025b3d5" style:font-size-asian="10pt" style:font-size-complex="10pt"/>
    </style:style>
    <style:style style:name="T11" style:family="text">
      <style:text-properties fo:font-size="10pt" officeooo:rsid="001ee086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App</text:p>
      <text:p text:style-name="Standard"/>
      <text:p text:style-name="P2">Requerimientos:</text:p>
      <text:list xml:id="list8674766980604899947" text:style-name="L1">
        <text:list-item>
          <text:p text:style-name="P15">Clientes:</text:p>
          <text:list>
            <text:list-item>
              <text:p text:style-name="P15">Reservar habitación</text:p>
            </text:list-item>
            <text:list-item>
              <text:p text:style-name="P15">Calendario con habitaciones disponibles de un mes</text:p>
            </text:list-item>
          </text:list>
        </text:list-item>
        <text:list-item>
          <text:p text:style-name="P15">Administrador:</text:p>
          <text:list>
            <text:list-item>
              <text:p text:style-name="P15">Calendario con hab...</text:p>
            </text:list-item>
            <text:list-item>
              <text:p text:style-name="P16">Anular reserva</text:p>
            </text:list-item>
            <text:list-item>
              <text:p text:style-name="P16"><text:span text:style-name="T6">L</text:span>ogin <text:span text:style-name="T6">passport</text:span></text:p>
              <text:p text:style-name="P15"/>
            </text:list-item>
          </text:list>
        </text:list-item>
      </text:list>
      <text:p text:style-name="P4">Estructura datos <text:span text:style-name="T2">(</text:span>Normalized version<text:span text:style-name="T2">)</text:span>:</text:p>
      <text:p text:style-name="P4"/>
      <table:table table:name="Tabla1" table:style-name="Tabla1">
        <table:table-column table:style-name="Tabla1.A"/>
        <table:table-column table:style-name="Tabla1.B" table:number-columns-repeated="2"/>
        <table:table-column table:style-name="Tabla1.A" table:number-columns-repeated="2"/>
        <table:table-column table:style-name="Tabla1.F"/>
        <table:table-row>
          <table:table-cell table:style-name="Tabla1.A1" office:value-type="string">
            <text:p text:style-name="P6">Room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Customer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Booking</text:p>
          </table:table-cell>
          <table:table-cell table:style-name="Tabla1.F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id</text:p>
            <text:p text:style-name="P6">number</text:p>
            <text:p text:style-name="P6">isDouble</text:p>
          </table:table-cell>
          <table:table-cell table:style-name="Tabla1.A2" office:value-type="string">
            <text:p text:style-name="P8">ObjectId</text:p>
            <text:p text:style-name="P8">Number</text:p>
            <text:p text:style-name="P6">Boolean</text:p>
          </table:table-cell>
          <table:table-cell table:style-name="Tabla1.A2" office:value-type="string">
            <text:p text:style-name="P6">Id</text:p>
            <text:p text:style-name="P6">name</text:p>
            <text:p text:style-name="P6">email</text:p>
          </table:table-cell>
          <table:table-cell table:style-name="Tabla1.A2" office:value-type="string">
            <text:p text:style-name="P8">ObjectId</text:p>
            <text:p text:style-name="P8">String</text:p>
            <text:p text:style-name="P8">String</text:p>
            <text:p text:style-name="P6"/>
          </table:table-cell>
          <table:table-cell table:style-name="Tabla1.A2" office:value-type="string">
            <text:p text:style-name="P6">Id</text:p>
            <text:p text:style-name="P6">room_id</text:p>
            <text:p text:style-name="P6">customer_id</text:p>
            <text:p text:style-name="P6">check-date</text:p>
            <text:p text:style-name="P6">isDouble</text:p>
          </table:table-cell>
          <table:table-cell table:style-name="Tabla1.F2" office:value-type="string">
            <text:p text:style-name="P8">ObjectId</text:p>
            <text:p text:style-name="P8">ObjectId</text:p>
            <text:p text:style-name="P8">ObjectId</text:p>
            <text:p text:style-name="P8">Date</text:p>
            <text:p text:style-name="P8">Boolean</text:p>
          </table:table-cell>
        </table:table-row>
      </table:table>
      <text:p text:style-name="P5"/>
      <text:p text:style-name="P3"><text:span text:style-name="T1">Estructura proyecto</text:span>:</text:p>
      <text:p text:style-name="Standard"/>
      <text:p text:style-name="P6"><text:span text:style-name="T2">Sobre el directorio </text:span>raiz:</text:p>
      <text:p text:style-name="P6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0">Parte de proyecto</text:p>
          </table:table-cell>
          <table:table-cell table:style-name="Tabla2.A1" office:value-type="string">
            <text:p text:style-name="P10">Fichero / Directorio</text:p>
          </table:table-cell>
          <table:table-cell table:style-name="Tabla2.C1" office:value-type="string">
            <text:p text:style-name="P10">URL</text:p>
          </table:table-cell>
        </table:table-row>
        <table:table-row>
          <table:table-cell table:style-name="Tabla2.A2" office:value-type="string">
            <text:p text:style-name="P7">Aplicacion <text:tab/></text:p>
            <text:list xml:id="list5919063482344952477" text:style-name="L2">
              <text:list-item>
                <text:p text:style-name="P18">Servidor web</text:p>
              </text:list-item>
            </text:list>
          </table:table-cell>
          <table:table-cell table:style-name="Tabla2.A2" office:value-type="string">
            <text:p text:style-name="P7">/app.js</text:p>
            <text:p text:style-name="P7">/ bin/www</text:p>
          </table:table-cell>
          <table:table-cell table:style-name="Tabla2.C2" office:value-type="string">
            <text:p text:style-name="P10"/>
            <text:p text:style-name="P10">/</text:p>
          </table:table-cell>
        </table:table-row>
        <table:table-row>
          <table:table-cell table:style-name="Tabla2.A2" office:value-type="string">
            <text:p text:style-name="P13"><text:s/>ApiRest</text:p>
            <text:list xml:id="list5585453496066705817" text:style-name="L3">
              <text:list-item>
                <text:p text:style-name="P20">Modelo</text:p>
                <text:list>
                  <text:list-item>
                    <text:p text:style-name="P23">Esquema de datos</text:p>
                  </text:list-item>
                  <text:list-item>
                    <text:p text:style-name="P23">Logica de Negocio</text:p>
                    <text:list>
                      <text:list-item>
                        <text:p text:style-name="P20">Habitaciones</text:p>
                      </text:list-item>
                      <text:list-item>
                        <text:p text:style-name="P20">Clientes</text:p>
                      </text:list-item>
                      <text:list-item>
                        <text:p text:style-name="P20">Reservas</text:p>
                      </text:list-item>
                    </text:list>
                  </text:list-item>
                  <text:list-item>
                    <text:p text:style-name="P24">Enrutamiento</text:p>
                    <text:list>
                      <text:list-item>
                        <text:p text:style-name="P21">Reservas</text:p>
                      </text:list-item>
                      <text:list-item>
                        <text:p text:style-name="P25">Admin</text:p>
                        <text:list>
                          <text:list-item>
                            <text:p text:style-name="P21">Habitaciones</text:p>
                          </text:list-item>
                          <text:list-item>
                            <text:p text:style-name="P21">Clientes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6">Tests</text:p>
                    <text:list>
                      <text:list-item>
                        <text:p text:style-name="P22">Habitaciones</text:p>
                      </text:list-item>
                      <text:list-item>
                        <text:p text:style-name="P22">Clientes</text:p>
                      </text:list-item>
                      <text:list-item>
                        <text:p text:style-name="P22">Reserva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a2.A2" office:value-type="string">
            <text:list xml:id="list1227859603790989910" text:style-name="L4">
              <text:list-item>
                <text:p text:style-name="P32">/<text:span text:style-name="T3">api/</text:span></text:p>
              </text:list-item>
              <text:list-item>
                <text:p text:style-name="P32">/<text:span text:style-name="T4">api/model/</text:span></text:p>
              </text:list-item>
              <text:list-item>
                <text:p text:style-name="P32">/<text:span text:style-name="T4">api/model/schema.js</text:span></text:p>
              </text:list-item>
            </text:list>
            <text:p text:style-name="P35"/>
            <text:list xml:id="list181258008960463" text:continue-numbering="true" text:style-name="L4">
              <text:list-item>
                <text:p text:style-name="P33">/<text:span text:style-name="T4">api/model/rooms.js</text:span></text:p>
              </text:list-item>
              <text:list-item>
                <text:p text:style-name="P33">/<text:span text:style-name="T4">api/model/customers.js</text:span></text:p>
              </text:list-item>
              <text:list-item>
                <text:p text:style-name="P33">/<text:span text:style-name="T4">api/model/bookings.js</text:span></text:p>
              </text:list-item>
              <text:list-item>
                <text:p text:style-name="P33">/<text:span text:style-name="T4">api/route/</text:span></text:p>
              </text:list-item>
              <text:list-item>
                <text:p text:style-name="P34">/<text:span text:style-name="T4">api/route/bookings.js</text:span></text:p>
              </text:list-item>
              <text:list-item>
                <text:p text:style-name="P33">/<text:span text:style-name="T4">api/route/admin/</text:span></text:p>
              </text:list-item>
              <text:list-item>
                <text:p text:style-name="P33">/<text:span text:style-name="T4">api/route/admin/rooms.js</text:span></text:p>
              </text:list-item>
              <text:list-item>
                <text:p text:style-name="P33">/<text:span text:style-name="T4">api/route/admin/cusomers.js</text:span></text:p>
              </text:list-item>
            </text:list>
            <text:p text:style-name="P35"/>
            <text:list xml:id="list181258812605799" text:continue-numbering="true" text:style-name="L4">
              <text:list-item>
                <text:p text:style-name="P31"><text:span text:style-name="T8">/</text:span><text:span text:style-name="T10">api/test/test_rooms.js</text:span></text:p>
              </text:list-item>
              <text:list-item>
                <text:p text:style-name="P31"><text:span text:style-name="T10">/api/test/test_</text:span><text:span text:style-name="T11">cusomers</text:span><text:span text:style-name="T10">.js</text:span></text:p>
              </text:list-item>
              <text:list-item>
                <text:p text:style-name="P31"><text:span text:style-name="T10">/api/test/test_</text:span><text:span text:style-name="T11">bookings</text:span><text:span text:style-name="T10">.js</text:span></text:p>
              </text:list-item>
            </text:list>
          </table:table-cell>
          <table:table-cell table:style-name="Tabla2.C2" office:value-type="string">
            <text:p text:style-name="P11">/api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/<text:span text:style-name="T5">api/bookings/</text:span></text:p>
            <text:p text:style-name="P11">/<text:span text:style-name="T5">api/admin/</text:span></text:p>
            <text:p text:style-name="P12">api/admin/rooms/</text:p>
            <text:p text:style-name="P12">api/admin/customers/</text:p>
          </table:table-cell>
        </table:table-row>
        <table:table-row>
          <table:table-cell table:style-name="Tabla2.A2" office:value-type="string">
            <text:list xml:id="list181258747953644" text:continue-list="list5585453496066705817" text:style-name="L3">
              <text:list-item>
                <text:list>
                  <text:list-item>
                    <text:list>
                      <text:list-item>
                        <text:p text:style-name="P27"/>
                      </text:list-item>
                    </text:list>
                  </text:list-item>
                  <text:list-item>
                    <text:p text:style-name="P28">Enrutamiento</text:p>
                    <text:list>
                      <text:list-item>
                        <text:p text:style-name="P29">Index</text:p>
                      </text:list-item>
                      <text:list-item>
                        <text:p text:style-name="P29">Admin</text:p>
                      </text:list-item>
                    </text:list>
                  </text:list-item>
                </text:list>
              </text:list-item>
              <text:list-item>
                <text:p text:style-name="P29"><text:tab/>- web publica</text:p>
              </text:list-item>
              <text:list-item>
                <text:p text:style-name="P29"><text:tab/><text:tab/>- Angular 2</text:p>
              </text:list-item>
              <text:list-item>
                <text:p text:style-name="P29"><text:tab/><text:tab/>- Recursos estáticos</text:p>
              </text:list-item>
              <text:list-item>
                <text:p text:style-name="P29"><text:tab/><text:tab/><text:tab/>- Estilos</text:p>
                <text:list>
                  <text:list-item>
                    <text:list>
                      <text:list-item>
                        <text:p text:style-name="P29"><text:tab/><text:tab/><text:tab/>- Imagenes</text:p>
                      </text:list-item>
                    </text:list>
                  </text:list-item>
                  <text:list-item>
                    <text:p text:style-name="P28">Enrutamiento</text:p>
                    <text:list>
                      <text:list-item>
                        <text:p text:style-name="P29">Index</text:p>
                      </text:list-item>
                      <text:list-item>
                        <text:p text:style-name="P29">Admin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a2.A2" office:value-type="string">
            <text:list xml:id="list181258283180807" text:continue-numbering="true" text:style-name="L3">
              <text:list-item>
                <text:list>
                  <text:list-item>
                    <text:p text:style-name="P19">/</text:p>
                  </text:list-item>
                </text:list>
              </text:list-item>
            </text:list>
            <text:p text:style-name="P9"><text:tab/><text:tab/><text:tab/>- <text:s text:c="2"/><text:tab/>/admin</text:p>
          </table:table-cell>
          <table:table-cell table:style-name="Tabla2.C2" office:value-type="string">
            <text:list xml:id="list181258199414688" text:continue-numbering="true" text:style-name="L3">
              <text:list-item>
                <text:list>
                  <text:list-item>
                    <text:p text:style-name="P30"/>
                  </text:list-item>
                </text:list>
              </text:list-item>
            </text:list>
          </table:table-cell>
        </table:table-row>
        <table:table-row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C2" office:value-type="string">
            <text:p text:style-name="P1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1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9:27:42.93</meta:creation-date>
    <dc:date>2017-02-16T18:12:57.235000000</dc:date>
    <meta:editing-duration>PT5H11M4S</meta:editing-duration>
    <meta:editing-cycles>13</meta:editing-cycles>
    <meta:generator>LibreOffice/5.2.5.1$Windows_x86 LibreOffice_project/0312e1a284a7d50ca85a365c316c7abbf20a4d22</meta:generator>
    <meta:document-statistic meta:table-count="2" meta:image-count="0" meta:object-count="0" meta:page-count="1" meta:paragraph-count="96" meta:word-count="182" meta:character-count="1166" meta:non-whitespace-character-count="1109"/>
  </office:meta>
</office:document-meta>
</file>